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apt-get install python-meca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apt-get install libmecab-de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pip3 install mecab-python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ARTIFICIAL_INTELLIGENCE_TABLE (WORD varchar(20) NOT NULL PRIMARY KEY, TYPE varchar(20) NOT NULL, RULE varchar(20)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ARTIFICIAL_INTELLIGENCE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WORD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おはよう</text:p>
          </table:table-cell>
          <table:table-cell table:style-name="ce3" office:value-type="string" calcext:value-type="string">
            <text:p>あいさつ</text:p>
          </table:table-cell>
          <table:table-cell table:style-name="ce3"/>
          <table:table-cell/>
          <table:table-cell table:formula="of:=&quot;INSERT INTO ARTIFICIAL_INTELLIGENCE_TABLE VALUES ('&quot;&amp;[.A2]&amp;&quot;','&quot;&amp;[.B2]&amp;&quot;','&quot;&amp;[.C2]&amp;&quot;');&quot;" office:value-type="string" office:string-value="INSERT INTO ARTIFICIAL_INTELLIGENCE_TABLE VALUES ('おはよう','あいさつ','');" calcext:value-type="string">
            <text:p>INSERT INTO ARTIFICIAL_INTELLIGENCE_TABLE VALUES ('おはよう','あいさつ','')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こんにちは</text:p>
          </table:table-cell>
          <table:table-cell table:style-name="ce3" office:value-type="string" calcext:value-type="string">
            <text:p>あいさつ</text:p>
          </table:table-cell>
          <table:table-cell table:style-name="ce3"/>
          <table:table-cell/>
          <table:table-cell table:formula="of:=&quot;INSERT INTO ARTIFICIAL_INTELLIGENCE_TABLE VALUES ('&quot;&amp;[.A3]&amp;&quot;','&quot;&amp;[.B3]&amp;&quot;','&quot;&amp;[.C3]&amp;&quot;');&quot;" office:value-type="string" office:string-value="INSERT INTO ARTIFICIAL_INTELLIGENCE_TABLE VALUES ('こんにちは','あいさつ','');" calcext:value-type="string">
            <text:p>INSERT INTO ARTIFICIAL_INTELLIGENCE_TABLE VALUES ('こんにちは','あいさつ','')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こんばんは</text:p>
          </table:table-cell>
          <table:table-cell table:style-name="ce3" office:value-type="string" calcext:value-type="string">
            <text:p>あいさつ</text:p>
          </table:table-cell>
          <table:table-cell table:style-name="ce3"/>
          <table:table-cell/>
          <table:table-cell table:formula="of:=&quot;INSERT INTO ARTIFICIAL_INTELLIGENCE_TABLE VALUES ('&quot;&amp;[.A4]&amp;&quot;','&quot;&amp;[.B4]&amp;&quot;','&quot;&amp;[.C4]&amp;&quot;');&quot;" office:value-type="string" office:string-value="INSERT INTO ARTIFICIAL_INTELLIGENCE_TABLE VALUES ('こんばんは','あいさつ','');" calcext:value-type="string">
            <text:p>INSERT INTO ARTIFICIAL_INTELLIGENCE_TABLE VALUES ('こんばんは','あいさつ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5]&amp;&quot;','&quot;&amp;[.B5]&amp;&quot;','&quot;&amp;[.C5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6]&amp;&quot;','&quot;&amp;[.B6]&amp;&quot;','&quot;&amp;[.C6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7]&amp;&quot;','&quot;&amp;[.B7]&amp;&quot;','&quot;&amp;[.C7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8]&amp;&quot;','&quot;&amp;[.B8]&amp;&quot;','&quot;&amp;[.C8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9]&amp;&quot;','&quot;&amp;[.B9]&amp;&quot;','&quot;&amp;[.C9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0]&amp;&quot;','&quot;&amp;[.B10]&amp;&quot;','&quot;&amp;[.C10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1]&amp;&quot;','&quot;&amp;[.B11]&amp;&quot;','&quot;&amp;[.C11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2]&amp;&quot;','&quot;&amp;[.B12]&amp;&quot;','&quot;&amp;[.C12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3]&amp;&quot;','&quot;&amp;[.B13]&amp;&quot;','&quot;&amp;[.C13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4]&amp;&quot;','&quot;&amp;[.B14]&amp;&quot;','&quot;&amp;[.C14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15]&amp;&quot;','&quot;&amp;[.B15]&amp;&quot;','&quot;&amp;[.C15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16]&amp;&quot;','&quot;&amp;[.B16]&amp;&quot;','&quot;&amp;[.C16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17]&amp;&quot;','&quot;&amp;[.B17]&amp;&quot;','&quot;&amp;[.C17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18]&amp;&quot;','&quot;&amp;[.B18]&amp;&quot;','&quot;&amp;[.C18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19]&amp;&quot;','&quot;&amp;[.B19]&amp;&quot;','&quot;&amp;[.C19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0]&amp;&quot;','&quot;&amp;[.B20]&amp;&quot;','&quot;&amp;[.C20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1]&amp;&quot;','&quot;&amp;[.B21]&amp;&quot;','&quot;&amp;[.C21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2]&amp;&quot;','&quot;&amp;[.B22]&amp;&quot;','&quot;&amp;[.C22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3]&amp;&quot;','&quot;&amp;[.B23]&amp;&quot;','&quot;&amp;[.C23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4]&amp;&quot;','&quot;&amp;[.B24]&amp;&quot;','&quot;&amp;[.C24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5]&amp;&quot;','&quot;&amp;[.B25]&amp;&quot;','&quot;&amp;[.C25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6]&amp;&quot;','&quot;&amp;[.B26]&amp;&quot;','&quot;&amp;[.C26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7]&amp;&quot;','&quot;&amp;[.B27]&amp;&quot;','&quot;&amp;[.C27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8]&amp;&quot;','&quot;&amp;[.B28]&amp;&quot;','&quot;&amp;[.C28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29]&amp;&quot;','&quot;&amp;[.B29]&amp;&quot;','&quot;&amp;[.C29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30]&amp;&quot;','&quot;&amp;[.B30]&amp;&quot;','&quot;&amp;[.C30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31]&amp;&quot;','&quot;&amp;[.B31]&amp;&quot;','&quot;&amp;[.C31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32]&amp;&quot;','&quot;&amp;[.B32]&amp;&quot;','&quot;&amp;[.C32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 table:number-columns-repeated="2"/>
          <table:table-cell/>
          <table:table-cell table:formula="of:=&quot;INSERT INTO ARTIFICIAL_INTELLIGENCE_TABLE VALUES ('&quot;&amp;[.A33]&amp;&quot;','&quot;&amp;[.B33]&amp;&quot;','&quot;&amp;[.C33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34]&amp;&quot;','&quot;&amp;[.B34]&amp;&quot;','&quot;&amp;[.C34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ARTIFICIAL_INTELLIGENCE_TABLE VALUES ('&quot;&amp;[.A35]&amp;&quot;','&quot;&amp;[.B35]&amp;&quot;','&quot;&amp;[.C35]&amp;&quot;');&quot;" office:value-type="string" office:string-value="INSERT INTO ARTIFICIAL_INTELLIGENCE_TABLE VALUES ('','','');" calcext:value-type="string">
            <text:p>INSERT INTO ARTIFICIAL_INTELLIGENCE_TABLE VALUES ('','','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3"/>
          <table:table-cell table:number-columns-repeated="102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00/00/00</text:date>, <text:time style:data-style-name="N2" text:time-value="16:32:37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21T17:26:56.153000000</dc:date>
    <meta:editing-duration>PT18H32M47S</meta:editing-duration>
    <meta:editing-cycles>35</meta:editing-cycles>
    <meta:generator>LibreOffice/5.0.3.2$Windows_x86 LibreOffice_project/e5f16313668ac592c1bfb310f4390624e3dbfb75</meta:generator>
    <meta:document-statistic meta:table-count="4" meta:cell-count="60" meta:object-count="0"/>
  </office:meta>
</office:document-meta>
</file>